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63.72mm" svg:height="150.34mm" svg:x="38.55mm" svg:y="48.61mm">
            <loext:p draw:notify-on-update-of-ranges="Sheet1.N20:Sheet1.N29 Sheet1.A6:Sheet1.J6 Sheet1.L6:Sheet1.U6 Sheet1.W6:Sheet1.AF6 Sheet1.AH6:Sheet1.AQ6 Sheet1.AS6:Sheet1.BB6 Sheet1.BD6:Sheet1.BM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5" table:default-cell-style-name="Default"/>
        <table:table-row table:style-name="ro1">
          <table:table-cell office:value-type="float" office:value="0.00340071122136" calcext:value-type="float">
            <text:p>0.00340071122136</text:p>
          </table:table-cell>
          <table:table-cell office:value-type="float" office:value="0.284515377576" calcext:value-type="float">
            <text:p>0.284515377576</text:p>
          </table:table-cell>
          <table:table-cell office:value-type="float" office:value="0.457319340599" calcext:value-type="float">
            <text:p>0.457319340599</text:p>
          </table:table-cell>
          <table:table-cell office:value-type="float" office:value="0.56191799424" calcext:value-type="float">
            <text:p>0.56191799424</text:p>
          </table:table-cell>
          <table:table-cell office:value-type="float" office:value="0.611573382439" calcext:value-type="float">
            <text:p>0.611573382439</text:p>
          </table:table-cell>
          <table:table-cell office:value-type="float" office:value="0.635379144723" calcext:value-type="float">
            <text:p>0.635379144723</text:p>
          </table:table-cell>
          <table:table-cell office:value-type="float" office:value="0.631295074548" calcext:value-type="float">
            <text:p>0.631295074548</text:p>
          </table:table-cell>
          <table:table-cell office:value-type="float" office:value="0.621086182658" calcext:value-type="float">
            <text:p>0.621086182658</text:p>
          </table:table-cell>
          <table:table-cell office:value-type="float" office:value="0.601777495704" calcext:value-type="float">
            <text:p>0.601777495704</text:p>
          </table:table-cell>
          <table:table-cell office:value-type="float" office:value="0.579246941563" calcext:value-type="float">
            <text:p>0.579246941563</text:p>
          </table:table-cell>
          <table:table-cell/>
          <table:table-cell office:value-type="float" office:value="0.001719138947" calcext:value-type="float">
            <text:p>0.001719138947</text:p>
          </table:table-cell>
          <table:table-cell office:value-type="float" office:value="0.200969084467" calcext:value-type="float">
            <text:p>0.200969084467</text:p>
          </table:table-cell>
          <table:table-cell office:value-type="float" office:value="0.354990940405" calcext:value-type="float">
            <text:p>0.354990940405</text:p>
          </table:table-cell>
          <table:table-cell office:value-type="float" office:value="0.451569762308" calcext:value-type="float">
            <text:p>0.451569762308</text:p>
          </table:table-cell>
          <table:table-cell office:value-type="float" office:value="0.493831455485" calcext:value-type="float">
            <text:p>0.493831455485</text:p>
          </table:table-cell>
          <table:table-cell office:value-type="float" office:value="0.518153224872" calcext:value-type="float">
            <text:p>0.518153224872</text:p>
          </table:table-cell>
          <table:table-cell office:value-type="float" office:value="0.490779945478" calcext:value-type="float">
            <text:p>0.490779945478</text:p>
          </table:table-cell>
          <table:table-cell office:value-type="float" office:value="0.479237829326" calcext:value-type="float">
            <text:p>0.479237829326</text:p>
          </table:table-cell>
          <table:table-cell office:value-type="float" office:value="0.448906079925" calcext:value-type="float">
            <text:p>0.448906079925</text:p>
          </table:table-cell>
          <table:table-cell office:value-type="float" office:value="0.430204925076" calcext:value-type="float">
            <text:p>0.430204925076</text:p>
          </table:table-cell>
          <table:table-cell/>
          <table:table-cell office:value-type="float" office:value="0.00174256633378" calcext:value-type="float">
            <text:p>0.00174256633378</text:p>
          </table:table-cell>
          <table:table-cell office:value-type="float" office:value="0.141898151487" calcext:value-type="float">
            <text:p>0.141898151487</text:p>
          </table:table-cell>
          <table:table-cell office:value-type="float" office:value="0.242898988898" calcext:value-type="float">
            <text:p>0.242898988898</text:p>
          </table:table-cell>
          <table:table-cell office:value-type="float" office:value="0.295278280895" calcext:value-type="float">
            <text:p>0.295278280895</text:p>
          </table:table-cell>
          <table:table-cell office:value-type="float" office:value="0.307444034078" calcext:value-type="float">
            <text:p>0.307444034078</text:p>
          </table:table-cell>
          <table:table-cell office:value-type="float" office:value="0.305927194658" calcext:value-type="float">
            <text:p>0.305927194658</text:p>
          </table:table-cell>
          <table:table-cell office:value-type="float" office:value="0.296704295012" calcext:value-type="float">
            <text:p>0.296704295012</text:p>
          </table:table-cell>
          <table:table-cell office:value-type="float" office:value="0.266853625861" calcext:value-type="float">
            <text:p>0.266853625861</text:p>
          </table:table-cell>
          <table:table-cell office:value-type="float" office:value="0.248882115216" calcext:value-type="float">
            <text:p>0.248882115216</text:p>
          </table:table-cell>
          <table:table-cell office:value-type="float" office:value="0.213605189106" calcext:value-type="float">
            <text:p>0.213605189106</text:p>
          </table:table-cell>
          <table:table-cell table:number-columns-repeated="33"/>
        </table:table-row>
        <table:table-row table:style-name="ro1">
          <table:table-cell office:value-type="float" office:value="0.00347805003365" calcext:value-type="float">
            <text:p>0.00347805003365</text:p>
          </table:table-cell>
          <table:table-cell office:value-type="float" office:value="0.281222977893" calcext:value-type="float">
            <text:p>0.281222977893</text:p>
          </table:table-cell>
          <table:table-cell office:value-type="float" office:value="0.464178534039" calcext:value-type="float">
            <text:p>0.464178534039</text:p>
          </table:table-cell>
          <table:table-cell office:value-type="float" office:value="0.561263905474" calcext:value-type="float">
            <text:p>0.561263905474</text:p>
          </table:table-cell>
          <table:table-cell office:value-type="float" office:value="0.607425878541" calcext:value-type="float">
            <text:p>0.607425878541</text:p>
          </table:table-cell>
          <table:table-cell office:value-type="float" office:value="0.638055886953" calcext:value-type="float">
            <text:p>0.638055886953</text:p>
          </table:table-cell>
          <table:table-cell office:value-type="float" office:value="0.634625382091" calcext:value-type="float">
            <text:p>0.634625382091</text:p>
          </table:table-cell>
          <table:table-cell office:value-type="float" office:value="0.621100992649" calcext:value-type="float">
            <text:p>0.621100992649</text:p>
          </table:table-cell>
          <table:table-cell office:value-type="float" office:value="0.607011543812" calcext:value-type="float">
            <text:p>0.607011543812</text:p>
          </table:table-cell>
          <table:table-cell office:value-type="float" office:value="0.593748439415" calcext:value-type="float">
            <text:p>0.593748439415</text:p>
          </table:table-cell>
          <table:table-cell/>
          <table:table-cell office:value-type="float" office:value="0.0017521479583" calcext:value-type="float">
            <text:p>0.0017521479583</text:p>
          </table:table-cell>
          <table:table-cell office:value-type="float" office:value="0.200679569128" calcext:value-type="float">
            <text:p>0.200679569128</text:p>
          </table:table-cell>
          <table:table-cell office:value-type="float" office:value="0.356039800872" calcext:value-type="float">
            <text:p>0.356039800872</text:p>
          </table:table-cell>
          <table:table-cell office:value-type="float" office:value="0.448606058238" calcext:value-type="float">
            <text:p>0.448606058238</text:p>
          </table:table-cell>
          <table:table-cell office:value-type="float" office:value="0.495934880936" calcext:value-type="float">
            <text:p>0.495934880936</text:p>
          </table:table-cell>
          <table:table-cell office:value-type="float" office:value="0.510527777254" calcext:value-type="float">
            <text:p>0.510527777254</text:p>
          </table:table-cell>
          <table:table-cell office:value-type="float" office:value="0.482521539237" calcext:value-type="float">
            <text:p>0.482521539237</text:p>
          </table:table-cell>
          <table:table-cell office:value-type="float" office:value="0.470847764985" calcext:value-type="float">
            <text:p>0.470847764985</text:p>
          </table:table-cell>
          <table:table-cell office:value-type="float" office:value="0.44928031041" calcext:value-type="float">
            <text:p>0.44928031041</text:p>
          </table:table-cell>
          <table:table-cell office:value-type="float" office:value="0.422377865805" calcext:value-type="float">
            <text:p>0.422377865805</text:p>
          </table:table-cell>
          <table:table-cell/>
          <table:table-cell office:value-type="float" office:value="0.00170069383313" calcext:value-type="float">
            <text:p>0.00170069383313</text:p>
          </table:table-cell>
          <table:table-cell office:value-type="float" office:value="0.147513854532" calcext:value-type="float">
            <text:p>0.147513854532</text:p>
          </table:table-cell>
          <table:table-cell office:value-type="float" office:value="0.24102353421" calcext:value-type="float">
            <text:p>0.24102353421</text:p>
          </table:table-cell>
          <table:table-cell office:value-type="float" office:value="0.296098014633" calcext:value-type="float">
            <text:p>0.296098014633</text:p>
          </table:table-cell>
          <table:table-cell office:value-type="float" office:value="0.321208429801" calcext:value-type="float">
            <text:p>0.321208429801</text:p>
          </table:table-cell>
          <table:table-cell office:value-type="float" office:value="0.2966793868" calcext:value-type="float">
            <text:p>0.2966793868</text:p>
          </table:table-cell>
          <table:table-cell office:value-type="float" office:value="0.296043745797" calcext:value-type="float">
            <text:p>0.296043745797</text:p>
          </table:table-cell>
          <table:table-cell office:value-type="float" office:value="0.256914124337" calcext:value-type="float">
            <text:p>0.256914124337</text:p>
          </table:table-cell>
          <table:table-cell office:value-type="float" office:value="0.244142766824" calcext:value-type="float">
            <text:p>0.244142766824</text:p>
          </table:table-cell>
          <table:table-cell office:value-type="float" office:value="0.213789274404" calcext:value-type="float">
            <text:p>0.213789274404</text:p>
          </table:table-cell>
          <table:table-cell table:number-columns-repeated="33"/>
        </table:table-row>
        <table:table-row table:style-name="ro1">
          <table:table-cell office:value-type="float" office:value="0.00346771651114" calcext:value-type="float">
            <text:p>0.00346771651114</text:p>
          </table:table-cell>
          <table:table-cell office:value-type="float" office:value="0.282934723251" calcext:value-type="float">
            <text:p>0.282934723251</text:p>
          </table:table-cell>
          <table:table-cell office:value-type="float" office:value="0.466540324851" calcext:value-type="float">
            <text:p>0.466540324851</text:p>
          </table:table-cell>
          <table:table-cell office:value-type="float" office:value="0.56533210427" calcext:value-type="float">
            <text:p>0.56533210427</text:p>
          </table:table-cell>
          <table:table-cell office:value-type="float" office:value="0.617080526897" calcext:value-type="float">
            <text:p>0.617080526897</text:p>
          </table:table-cell>
          <table:table-cell office:value-type="float" office:value="0.626361845735" calcext:value-type="float">
            <text:p>0.626361845735</text:p>
          </table:table-cell>
          <table:table-cell office:value-type="float" office:value="0.62964270718" calcext:value-type="float">
            <text:p>0.62964270718</text:p>
          </table:table-cell>
          <table:table-cell office:value-type="float" office:value="0.616521309553" calcext:value-type="float">
            <text:p>0.616521309553</text:p>
          </table:table-cell>
          <table:table-cell office:value-type="float" office:value="0.598411343744" calcext:value-type="float">
            <text:p>0.598411343744</text:p>
          </table:table-cell>
          <table:table-cell office:value-type="float" office:value="0.576667529241" calcext:value-type="float">
            <text:p>0.576667529241</text:p>
          </table:table-cell>
          <table:table-cell/>
          <table:table-cell office:value-type="float" office:value="0.00172842033046" calcext:value-type="float">
            <text:p>0.00172842033046</text:p>
          </table:table-cell>
          <table:table-cell office:value-type="float" office:value="0.199574832561" calcext:value-type="float">
            <text:p>0.199574832561</text:p>
          </table:table-cell>
          <table:table-cell office:value-type="float" office:value="0.355786956444" calcext:value-type="float">
            <text:p>0.355786956444</text:p>
          </table:table-cell>
          <table:table-cell office:value-type="float" office:value="0.451818190464" calcext:value-type="float">
            <text:p>0.451818190464</text:p>
          </table:table-cell>
          <table:table-cell office:value-type="float" office:value="0.49755063433" calcext:value-type="float">
            <text:p>0.49755063433</text:p>
          </table:table-cell>
          <table:table-cell office:value-type="float" office:value="0.497774071502" calcext:value-type="float">
            <text:p>0.497774071502</text:p>
          </table:table-cell>
          <table:table-cell office:value-type="float" office:value="0.495449522084" calcext:value-type="float">
            <text:p>0.495449522084</text:p>
          </table:table-cell>
          <table:table-cell office:value-type="float" office:value="0.47204341559" calcext:value-type="float">
            <text:p>0.47204341559</text:p>
          </table:table-cell>
          <table:table-cell office:value-type="float" office:value="0.457861252931" calcext:value-type="float">
            <text:p>0.457861252931</text:p>
          </table:table-cell>
          <table:table-cell office:value-type="float" office:value="0.42132546721" calcext:value-type="float">
            <text:p>0.42132546721</text:p>
          </table:table-cell>
          <table:table-cell/>
          <table:table-cell office:value-type="float" office:value="0.00173063176245" calcext:value-type="float">
            <text:p>0.00173063176245</text:p>
          </table:table-cell>
          <table:table-cell office:value-type="float" office:value="0.148319274731" calcext:value-type="float">
            <text:p>0.148319274731</text:p>
          </table:table-cell>
          <table:table-cell office:value-type="float" office:value="0.251257242004" calcext:value-type="float">
            <text:p>0.251257242004</text:p>
          </table:table-cell>
          <table:table-cell office:value-type="float" office:value="0.297351737971" calcext:value-type="float">
            <text:p>0.297351737971</text:p>
          </table:table-cell>
          <table:table-cell office:value-type="float" office:value="0.312610379786" calcext:value-type="float">
            <text:p>0.312610379786</text:p>
          </table:table-cell>
          <table:table-cell office:value-type="float" office:value="0.296229608468" calcext:value-type="float">
            <text:p>0.296229608468</text:p>
          </table:table-cell>
          <table:table-cell office:value-type="float" office:value="0.289070442995" calcext:value-type="float">
            <text:p>0.289070442995</text:p>
          </table:table-cell>
          <table:table-cell office:value-type="float" office:value="0.252348947982" calcext:value-type="float">
            <text:p>0.252348947982</text:p>
          </table:table-cell>
          <table:table-cell office:value-type="float" office:value="0.232240253404" calcext:value-type="float">
            <text:p>0.232240253404</text:p>
          </table:table-cell>
          <table:table-cell office:value-type="float" office:value="0.209140573236" calcext:value-type="float">
            <text:p>0.209140573236</text:p>
          </table:table-cell>
          <table:table-cell table:number-columns-repeated="33"/>
        </table:table-row>
        <table:table-row table:style-name="ro1">
          <table:table-cell office:value-type="float" office:value="0.00345390916369" calcext:value-type="float">
            <text:p>0.00345390916369</text:p>
          </table:table-cell>
          <table:table-cell office:value-type="float" office:value="0.28219969425" calcext:value-type="float">
            <text:p>0.28219969425</text:p>
          </table:table-cell>
          <table:table-cell office:value-type="float" office:value="0.456455050378" calcext:value-type="float">
            <text:p>0.456455050378</text:p>
          </table:table-cell>
          <table:table-cell office:value-type="float" office:value="0.572303151743" calcext:value-type="float">
            <text:p>0.572303151743</text:p>
          </table:table-cell>
          <table:table-cell office:value-type="float" office:value="0.62257416764" calcext:value-type="float">
            <text:p>0.62257416764</text:p>
          </table:table-cell>
          <table:table-cell office:value-type="float" office:value="0.633396878761" calcext:value-type="float">
            <text:p>0.633396878761</text:p>
          </table:table-cell>
          <table:table-cell office:value-type="float" office:value="0.638650294338" calcext:value-type="float">
            <text:p>0.638650294338</text:p>
          </table:table-cell>
          <table:table-cell office:value-type="float" office:value="0.621467217298" calcext:value-type="float">
            <text:p>0.621467217298</text:p>
          </table:table-cell>
          <table:table-cell office:value-type="float" office:value="0.599544085107" calcext:value-type="float">
            <text:p>0.599544085107</text:p>
          </table:table-cell>
          <table:table-cell office:value-type="float" office:value="0.584657839173" calcext:value-type="float">
            <text:p>0.584657839173</text:p>
          </table:table-cell>
          <table:table-cell/>
          <table:table-cell office:value-type="float" office:value="0.00175405329238" calcext:value-type="float">
            <text:p>0.00175405329238</text:p>
          </table:table-cell>
          <table:table-cell office:value-type="float" office:value="0.199310644734" calcext:value-type="float">
            <text:p>0.199310644734</text:p>
          </table:table-cell>
          <table:table-cell office:value-type="float" office:value="0.353964904419" calcext:value-type="float">
            <text:p>0.353964904419</text:p>
          </table:table-cell>
          <table:table-cell office:value-type="float" office:value="0.444419241504" calcext:value-type="float">
            <text:p>0.444419241504</text:p>
          </table:table-cell>
          <table:table-cell office:value-type="float" office:value="0.494058637545" calcext:value-type="float">
            <text:p>0.494058637545</text:p>
          </table:table-cell>
          <table:table-cell office:value-type="float" office:value="0.508870222675" calcext:value-type="float">
            <text:p>0.508870222675</text:p>
          </table:table-cell>
          <table:table-cell office:value-type="float" office:value="0.499879800792" calcext:value-type="float">
            <text:p>0.499879800792</text:p>
          </table:table-cell>
          <table:table-cell office:value-type="float" office:value="0.481588239914" calcext:value-type="float">
            <text:p>0.481588239914</text:p>
          </table:table-cell>
          <table:table-cell office:value-type="float" office:value="0.459152296131" calcext:value-type="float">
            <text:p>0.459152296131</text:p>
          </table:table-cell>
          <table:table-cell office:value-type="float" office:value="0.426856606979" calcext:value-type="float">
            <text:p>0.426856606979</text:p>
          </table:table-cell>
          <table:table-cell/>
          <table:table-cell office:value-type="float" office:value="0.00169855695405" calcext:value-type="float">
            <text:p>0.00169855695405</text:p>
          </table:table-cell>
          <table:table-cell office:value-type="float" office:value="0.150979870003" calcext:value-type="float">
            <text:p>0.150979870003</text:p>
          </table:table-cell>
          <table:table-cell office:value-type="float" office:value="0.238301013389" calcext:value-type="float">
            <text:p>0.238301013389</text:p>
          </table:table-cell>
          <table:table-cell office:value-type="float" office:value="0.295944611667" calcext:value-type="float">
            <text:p>0.295944611667</text:p>
          </table:table-cell>
          <table:table-cell office:value-type="float" office:value="0.312828480331" calcext:value-type="float">
            <text:p>0.312828480331</text:p>
          </table:table-cell>
          <table:table-cell office:value-type="float" office:value="0.311809976288" calcext:value-type="float">
            <text:p>0.311809976288</text:p>
          </table:table-cell>
          <table:table-cell office:value-type="float" office:value="0.295493715789" calcext:value-type="float">
            <text:p>0.295493715789</text:p>
          </table:table-cell>
          <table:table-cell office:value-type="float" office:value="0.262409150975" calcext:value-type="float">
            <text:p>0.262409150975</text:p>
          </table:table-cell>
          <table:table-cell office:value-type="float" office:value="0.234695116137" calcext:value-type="float">
            <text:p>0.234695116137</text:p>
          </table:table-cell>
          <table:table-cell office:value-type="float" office:value="0.217278666208" calcext:value-type="float">
            <text:p>0.217278666208</text:p>
          </table:table-cell>
          <table:table-cell table:number-columns-repeated="33"/>
        </table:table-row>
        <table:table-row table:style-name="ro1">
          <table:table-cell office:value-type="float" office:value="0.0034414753751" calcext:value-type="float">
            <text:p>0.0034414753751</text:p>
          </table:table-cell>
          <table:table-cell office:value-type="float" office:value="0.284636573255" calcext:value-type="float">
            <text:p>0.284636573255</text:p>
          </table:table-cell>
          <table:table-cell office:value-type="float" office:value="0.466616479942" calcext:value-type="float">
            <text:p>0.466616479942</text:p>
          </table:table-cell>
          <table:table-cell office:value-type="float" office:value="0.560193610637" calcext:value-type="float">
            <text:p>0.560193610637</text:p>
          </table:table-cell>
          <table:table-cell office:value-type="float" office:value="0.608447643118" calcext:value-type="float">
            <text:p>0.608447643118</text:p>
          </table:table-cell>
          <table:table-cell office:value-type="float" office:value="0.624038554984" calcext:value-type="float">
            <text:p>0.624038554984</text:p>
          </table:table-cell>
          <table:table-cell office:value-type="float" office:value="0.630585945147" calcext:value-type="float">
            <text:p>0.630585945147</text:p>
          </table:table-cell>
          <table:table-cell office:value-type="float" office:value="0.632963372215" calcext:value-type="float">
            <text:p>0.632963372215</text:p>
          </table:table-cell>
          <table:table-cell office:value-type="float" office:value="0.601393464814" calcext:value-type="float">
            <text:p>0.601393464814</text:p>
          </table:table-cell>
          <table:table-cell office:value-type="float" office:value="0.582664028766" calcext:value-type="float">
            <text:p>0.582664028766</text:p>
          </table:table-cell>
          <table:table-cell/>
          <table:table-cell office:value-type="float" office:value="0.00176546286621" calcext:value-type="float">
            <text:p>0.00176546286621</text:p>
          </table:table-cell>
          <table:table-cell office:value-type="float" office:value="0.200242968262" calcext:value-type="float">
            <text:p>0.200242968262</text:p>
          </table:table-cell>
          <table:table-cell office:value-type="float" office:value="0.358398969283" calcext:value-type="float">
            <text:p>0.358398969283</text:p>
          </table:table-cell>
          <table:table-cell office:value-type="float" office:value="0.44871601433" calcext:value-type="float">
            <text:p>0.44871601433</text:p>
          </table:table-cell>
          <table:table-cell office:value-type="float" office:value="0.493194661904" calcext:value-type="float">
            <text:p>0.493194661904</text:p>
          </table:table-cell>
          <table:table-cell office:value-type="float" office:value="0.509192265073" calcext:value-type="float">
            <text:p>0.509192265073</text:p>
          </table:table-cell>
          <table:table-cell office:value-type="float" office:value="0.487176646758" calcext:value-type="float">
            <text:p>0.487176646758</text:p>
          </table:table-cell>
          <table:table-cell office:value-type="float" office:value="0.476186036484" calcext:value-type="float">
            <text:p>0.476186036484</text:p>
          </table:table-cell>
          <table:table-cell office:value-type="float" office:value="0.447337044605" calcext:value-type="float">
            <text:p>0.447337044605</text:p>
          </table:table-cell>
          <table:table-cell office:value-type="float" office:value="0.434169300798" calcext:value-type="float">
            <text:p>0.434169300798</text:p>
          </table:table-cell>
          <table:table-cell/>
          <table:table-cell office:value-type="float" office:value="0.00173710203028" calcext:value-type="float">
            <text:p>0.00173710203028</text:p>
          </table:table-cell>
          <table:table-cell office:value-type="float" office:value="0.15014239705" calcext:value-type="float">
            <text:p>0.15014239705</text:p>
          </table:table-cell>
          <table:table-cell office:value-type="float" office:value="0.237648995867" calcext:value-type="float">
            <text:p>0.237648995867</text:p>
          </table:table-cell>
          <table:table-cell office:value-type="float" office:value="0.302083601894" calcext:value-type="float">
            <text:p>0.302083601894</text:p>
          </table:table-cell>
          <table:table-cell office:value-type="float" office:value="0.318064556845" calcext:value-type="float">
            <text:p>0.318064556845</text:p>
          </table:table-cell>
          <table:table-cell office:value-type="float" office:value="0.308684598308" calcext:value-type="float">
            <text:p>0.308684598308</text:p>
          </table:table-cell>
          <table:table-cell office:value-type="float" office:value="0.289426678918" calcext:value-type="float">
            <text:p>0.289426678918</text:p>
          </table:table-cell>
          <table:table-cell office:value-type="float" office:value="0.270355644856" calcext:value-type="float">
            <text:p>0.270355644856</text:p>
          </table:table-cell>
          <table:table-cell office:value-type="float" office:value="0.241734991033" calcext:value-type="float">
            <text:p>0.241734991033</text:p>
          </table:table-cell>
          <table:table-cell office:value-type="float" office:value="0.216875566448" calcext:value-type="float">
            <text:p>0.216875566448</text:p>
          </table:table-cell>
          <table:table-cell table:number-columns-repeated="33"/>
        </table:table-row>
        <table:table-row table:style-name="ro1">
          <table:table-cell table:formula="of:=MEDIAN([.A1:.A5])" office:value-type="float" office:value="0.00345390916369" calcext:value-type="float">
            <text:p>0.00345390916369</text:p>
          </table:table-cell>
          <table:table-cell table:formula="of:=MEDIAN([.B1:.B5])" office:value-type="float" office:value="0.282934723251" calcext:value-type="float">
            <text:p>0.282934723251</text:p>
          </table:table-cell>
          <table:table-cell table:formula="of:=MEDIAN([.C1:.C5])" office:value-type="float" office:value="0.464178534039" calcext:value-type="float">
            <text:p>0.464178534039</text:p>
          </table:table-cell>
          <table:table-cell table:formula="of:=MEDIAN([.D1:.D5])" office:value-type="float" office:value="0.56191799424" calcext:value-type="float">
            <text:p>0.56191799424</text:p>
          </table:table-cell>
          <table:table-cell table:formula="of:=MEDIAN([.E1:.E5])" office:value-type="float" office:value="0.611573382439" calcext:value-type="float">
            <text:p>0.611573382439</text:p>
          </table:table-cell>
          <table:table-cell table:formula="of:=MEDIAN([.F1:.F5])" office:value-type="float" office:value="0.633396878761" calcext:value-type="float">
            <text:p>0.633396878761</text:p>
          </table:table-cell>
          <table:table-cell table:formula="of:=MEDIAN([.G1:.G5])" office:value-type="float" office:value="0.631295074548" calcext:value-type="float">
            <text:p>0.631295074548</text:p>
          </table:table-cell>
          <table:table-cell table:formula="of:=MEDIAN([.H1:.H5])" office:value-type="float" office:value="0.621100992649" calcext:value-type="float">
            <text:p>0.621100992649</text:p>
          </table:table-cell>
          <table:table-cell table:formula="of:=MEDIAN([.I1:.I5])" office:value-type="float" office:value="0.601393464814" calcext:value-type="float">
            <text:p>0.601393464814</text:p>
          </table:table-cell>
          <table:table-cell table:formula="of:=MEDIAN([.J1:.J5])" office:value-type="float" office:value="0.582664028766" calcext:value-type="float">
            <text:p>0.582664028766</text:p>
          </table:table-cell>
          <table:table-cell table:formula="of:=MEDIAN([.K1:.K5])" office:value-type="string" office:string-value="" calcext:value-type="error">
            <text:p>#VALUE!</text:p>
          </table:table-cell>
          <table:table-cell table:formula="of:=MEDIAN([.L1:.L5])" office:value-type="float" office:value="0.0017521479583" calcext:value-type="float">
            <text:p>0.0017521479583</text:p>
          </table:table-cell>
          <table:table-cell table:formula="of:=MEDIAN([.M1:.M5])" office:value-type="float" office:value="0.200242968262" calcext:value-type="float">
            <text:p>0.200242968262</text:p>
          </table:table-cell>
          <table:table-cell table:formula="of:=MEDIAN([.N1:.N5])" office:value-type="float" office:value="0.355786956444" calcext:value-type="float">
            <text:p>0.355786956444</text:p>
          </table:table-cell>
          <table:table-cell table:formula="of:=MEDIAN([.O1:.O5])" office:value-type="float" office:value="0.44871601433" calcext:value-type="float">
            <text:p>0.44871601433</text:p>
          </table:table-cell>
          <table:table-cell table:formula="of:=MEDIAN([.P1:.P5])" office:value-type="float" office:value="0.494058637545" calcext:value-type="float">
            <text:p>0.494058637545</text:p>
          </table:table-cell>
          <table:table-cell table:formula="of:=MEDIAN([.Q1:.Q5])" office:value-type="float" office:value="0.509192265073" calcext:value-type="float">
            <text:p>0.509192265073</text:p>
          </table:table-cell>
          <table:table-cell table:formula="of:=MEDIAN([.R1:.R5])" office:value-type="float" office:value="0.490779945478" calcext:value-type="float">
            <text:p>0.490779945478</text:p>
          </table:table-cell>
          <table:table-cell table:formula="of:=MEDIAN([.S1:.S5])" office:value-type="float" office:value="0.476186036484" calcext:value-type="float">
            <text:p>0.476186036484</text:p>
          </table:table-cell>
          <table:table-cell table:formula="of:=MEDIAN([.T1:.T5])" office:value-type="float" office:value="0.44928031041" calcext:value-type="float">
            <text:p>0.44928031041</text:p>
          </table:table-cell>
          <table:table-cell table:formula="of:=MEDIAN([.U1:.U5])" office:value-type="float" office:value="0.426856606979" calcext:value-type="float">
            <text:p>0.426856606979</text:p>
          </table:table-cell>
          <table:table-cell table:formula="of:=MEDIAN([.V1:.V5])" office:value-type="string" office:string-value="" calcext:value-type="error">
            <text:p>#VALUE!</text:p>
          </table:table-cell>
          <table:table-cell table:formula="of:=MEDIAN([.W1:.W5])" office:value-type="float" office:value="0.00173063176245" calcext:value-type="float">
            <text:p>0.00173063176245</text:p>
          </table:table-cell>
          <table:table-cell table:formula="of:=MEDIAN([.X1:.X5])" office:value-type="float" office:value="0.148319274731" calcext:value-type="float">
            <text:p>0.148319274731</text:p>
          </table:table-cell>
          <table:table-cell table:formula="of:=MEDIAN([.Y1:.Y5])" office:value-type="float" office:value="0.24102353421" calcext:value-type="float">
            <text:p>0.24102353421</text:p>
          </table:table-cell>
          <table:table-cell table:formula="of:=MEDIAN([.Z1:.Z5])" office:value-type="float" office:value="0.296098014633" calcext:value-type="float">
            <text:p>0.296098014633</text:p>
          </table:table-cell>
          <table:table-cell table:formula="of:=MEDIAN([.AA1:.AA5])" office:value-type="float" office:value="0.312828480331" calcext:value-type="float">
            <text:p>0.312828480331</text:p>
          </table:table-cell>
          <table:table-cell table:formula="of:=MEDIAN([.AB1:.AB5])" office:value-type="float" office:value="0.305927194658" calcext:value-type="float">
            <text:p>0.305927194658</text:p>
          </table:table-cell>
          <table:table-cell table:formula="of:=MEDIAN([.AC1:.AC5])" office:value-type="float" office:value="0.295493715789" calcext:value-type="float">
            <text:p>0.295493715789</text:p>
          </table:table-cell>
          <table:table-cell table:formula="of:=MEDIAN([.AD1:.AD5])" office:value-type="float" office:value="0.262409150975" calcext:value-type="float">
            <text:p>0.262409150975</text:p>
          </table:table-cell>
          <table:table-cell table:formula="of:=MEDIAN([.AE1:.AE5])" office:value-type="float" office:value="0.241734991033" calcext:value-type="float">
            <text:p>0.241734991033</text:p>
          </table:table-cell>
          <table:table-cell table:formula="of:=MEDIAN([.AF1:.AF5])" office:value-type="float" office:value="0.213789274404" calcext:value-type="float">
            <text:p>0.213789274404</text:p>
          </table:table-cell>
          <table:table-cell/>
          <table:table-cell office:value-type="float" office:value="0.000680774640437" calcext:value-type="float">
            <text:p>0.000680774640437</text:p>
          </table:table-cell>
          <table:table-cell office:value-type="float" office:value="0.641584026875" calcext:value-type="float">
            <text:p>0.641584026875</text:p>
          </table:table-cell>
          <table:table-cell office:value-type="float" office:value="1.04979556866" calcext:value-type="float">
            <text:p>1.04979556866</text:p>
          </table:table-cell>
          <table:table-cell office:value-type="float" office:value="1.31624560094" calcext:value-type="float">
            <text:p>1.31624560094</text:p>
          </table:table-cell>
          <table:table-cell office:value-type="float" office:value="1.49300653973" calcext:value-type="float">
            <text:p>1.49300653973</text:p>
          </table:table-cell>
          <table:table-cell office:value-type="float" office:value="1.61382405317" calcext:value-type="float">
            <text:p>1.61382405317</text:p>
          </table:table-cell>
          <table:table-cell office:value-type="float" office:value="1.69587698974" calcext:value-type="float">
            <text:p>1.69587698974</text:p>
          </table:table-cell>
          <table:table-cell office:value-type="float" office:value="1.75979073595" calcext:value-type="float">
            <text:p>1.75979073595</text:p>
          </table:table-cell>
          <table:table-cell office:value-type="float" office:value="1.80489582789" calcext:value-type="float">
            <text:p>1.80489582789</text:p>
          </table:table-cell>
          <table:table-cell office:value-type="float" office:value="1.83890801481" calcext:value-type="float">
            <text:p>1.83890801481</text:p>
          </table:table-cell>
          <table:table-cell/>
          <table:table-cell office:value-type="float" office:value="0.00039909071497" calcext:value-type="float">
            <text:p>0.00039909071497</text:p>
          </table:table-cell>
          <table:table-cell office:value-type="float" office:value="0.448111362493" calcext:value-type="float">
            <text:p>0.448111362493</text:p>
          </table:table-cell>
          <table:table-cell office:value-type="float" office:value="0.809920798344" calcext:value-type="float">
            <text:p>0.809920798344</text:p>
          </table:table-cell>
          <table:table-cell office:value-type="float" office:value="1.05559457878" calcext:value-type="float">
            <text:p>1.05559457878</text:p>
          </table:table-cell>
          <table:table-cell office:value-type="float" office:value="1.22092059345" calcext:value-type="float">
            <text:p>1.22092059345</text:p>
          </table:table-cell>
          <table:table-cell office:value-type="float" office:value="1.3343031529" calcext:value-type="float">
            <text:p>1.3343031529</text:p>
          </table:table-cell>
          <table:table-cell office:value-type="float" office:value="1.41399791443" calcext:value-type="float">
            <text:p>1.41399791443</text:p>
          </table:table-cell>
          <table:table-cell office:value-type="float" office:value="1.47142671447" calcext:value-type="float">
            <text:p>1.47142671447</text:p>
          </table:table-cell>
          <table:table-cell office:value-type="float" office:value="1.51379575695" calcext:value-type="float">
            <text:p>1.51379575695</text:p>
          </table:table-cell>
          <table:table-cell office:value-type="float" office:value="1.54573672878" calcext:value-type="float">
            <text:p>1.54573672878</text:p>
          </table:table-cell>
          <table:table-cell/>
          <table:table-cell office:value-type="float" office:value="0.000398891622201" calcext:value-type="float">
            <text:p>0.000398891622201</text:p>
          </table:table-cell>
          <table:table-cell office:value-type="float" office:value="0.333627791927" calcext:value-type="float">
            <text:p>0.333627791927</text:p>
          </table:table-cell>
          <table:table-cell office:value-type="float" office:value="0.547132877441" calcext:value-type="float">
            <text:p>0.547132877441</text:p>
          </table:table-cell>
          <table:table-cell office:value-type="float" office:value="0.689179018603" calcext:value-type="float">
            <text:p>0.689179018603</text:p>
          </table:table-cell>
          <table:table-cell office:value-type="float" office:value="0.787449167958" calcext:value-type="float">
            <text:p>0.787449167958</text:p>
          </table:table-cell>
          <table:table-cell office:value-type="float" office:value="0.85674893468" calcext:value-type="float">
            <text:p>0.85674893468</text:p>
          </table:table-cell>
          <table:table-cell office:value-type="float" office:value="0.906484006701" calcext:value-type="float">
            <text:p>0.906484006701</text:p>
          </table:table-cell>
          <table:table-cell office:value-type="float" office:value="0.942859069585" calcext:value-type="float">
            <text:p>0.942859069585</text:p>
          </table:table-cell>
          <table:table-cell office:value-type="float" office:value="0.969981653615" calcext:value-type="float">
            <text:p>0.969981653615</text:p>
          </table:table-cell>
          <table:table-cell office:value-type="float" office:value="0.990587532223" calcext:value-type="float">
            <text:p>0.990587532223</text:p>
          </table:table-cell>
        </table:table-row>
        <table:table-row table:style-name="ro1" table:number-rows-repeated="13">
          <table:table-cell table:number-columns-repeated="65"/>
        </table:table-row>
        <table:table-row table:style-name="ro1"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0]+1"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1]+1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2]+1" office:value-type="float" office:value="3" calcext:value-type="float">
            <text:p>3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3]+1" office:value-type="float" office:value="4" calcext:value-type="float">
            <text:p>4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4]+1" office:value-type="float" office:value="5" calcext:value-type="float">
            <text:p>5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5]+1" office:value-type="float" office:value="6" calcext:value-type="float">
            <text:p>6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6]+1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7]+1" office:value-type="float" office:value="8" calcext:value-type="float">
            <text:p>8</text:p>
          </table:table-cell>
          <table:table-cell table:number-columns-repeated="51"/>
        </table:table-row>
        <table:table-row table:style-name="ro1">
          <table:table-cell table:number-columns-repeated="13"/>
          <table:table-cell table:formula="of:=[.N28]+1" office:value-type="float" office:value="9" calcext:value-type="float">
            <text:p>9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4:46:58.688920562</meta:creation-date>
    <dc:date>2017-11-06T15:12:25.401720927</dc:date>
    <meta:editing-duration>PT3M24S</meta:editing-duration>
    <meta:editing-cycles>1</meta:editing-cycles>
    <meta:document-statistic meta:table-count="1" meta:cell-count="222" meta:object-count="1"/>
    <meta:generator>LibreOffice/5.3.4.2$Linux_X86_64 LibreOffice_project/f82d347ccc0be322489bf7da61d7e4ad13fe2ff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6.373cm" svg:height="15.035cm" xlink:href=".." xlink:type="simple" chart:class="chart:line" chart:style-name="ch1">
        <chart:legend chart:legend-position="end" svg:x="32.489cm" svg:y="6.132cm" style:legend-expansion="high" chart:style-name="ch2"/>
        <chart:plot-area chart:style-name="ch3" table:cell-range-address="Sheet1.N20:Sheet1.N29 Sheet1.A6:Sheet1.J6 Sheet1.L6:Sheet1.U6 Sheet1.W6:Sheet1.AF6 Sheet1.AH6:Sheet1.AQ6 Sheet1.AS6:Sheet1.BB6 Sheet1.BD6:Sheet1.BM6" chart:data-source-has-labels="both" svg:x="1.686cm" svg:y="0.3cm" svg:width="30.076cm" svg:height="13.506cm">
          <chartooo:coordinate-region svg:x="2.413cm" svg:y="0.473cm" svg:width="29.256cm" svg:height="12.739cm"/>
          <chart:axis chart:dimension="x" chart:name="primary-x" chart:style-name="ch4" chartooo:axis-type="auto">
            <chartooo:date-scale/>
            <chart:title svg:x="16.138cm" svg:y="14.106cm" chart:style-name="ch5">
              <text:p>Sigma*</text:p>
            </chart:title>
            <chart:categories table:cell-range-address="Sheet1.N20:Sheet1.N29"/>
          </chart:axis>
          <chart:axis chart:dimension="y" chart:name="primary-y" chart:style-name="ch4">
            <chart:title svg:x="0.451cm" svg:y="8.142cm" chart:style-name="ch6">
              <text:p>Progress rate*</text:p>
            </chart:title>
            <chart:grid chart:style-name="ch7" chart:class="major"/>
          </chart:axis>
          <chart:series chart:style-name="ch8" chart:values-cell-range-address="Sheet1.A6:Sheet1.J6" loext:label-string="40derror0.001" chart:class="chart:line">
            <chart:data-point chart:repeated="10"/>
          </chart:series>
          <chart:series chart:style-name="ch9" chart:values-cell-range-address="Sheet1.L6:Sheet1.U6" loext:label-string="40derror1.001" chart:class="chart:line">
            <chart:data-point chart:repeated="10"/>
          </chart:series>
          <chart:series chart:style-name="ch10" chart:values-cell-range-address="Sheet1.W6:Sheet1.AF6" loext:label-string="40derror2.001" chart:class="chart:line">
            <chart:data-point chart:repeated="10"/>
          </chart:series>
          <chart:series chart:style-name="ch11" chart:values-cell-range-address="Sheet1.AH6:Sheet1.AQ6" loext:label-string="error0.001infinitd" chart:class="chart:line">
            <chart:data-point chart:repeated="10"/>
          </chart:series>
          <chart:series chart:style-name="ch12" chart:values-cell-range-address="Sheet1.AS6:Sheet1.BB6" loext:label-string="error1.001infinitd" chart:class="chart:line">
            <chart:data-point chart:repeated="10"/>
          </chart:series>
          <chart:series chart:style-name="ch13" chart:values-cell-range-address="Sheet1.BD6:Sheet1.BM6" loext:label-string="error2.001infinitd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derror0.001</text:p>
              </table:table-cell>
              <table:table-cell office:value-type="string">
                <text:p>40derror1.001</text:p>
              </table:table-cell>
              <table:table-cell office:value-type="string">
                <text:p>40derror2.001</text:p>
              </table:table-cell>
              <table:table-cell office:value-type="string">
                <text:p>error0.001infinitd</text:p>
              </table:table-cell>
              <table:table-cell office:value-type="string">
                <text:p>error1.001infinitd</text:p>
              </table:table-cell>
              <table:table-cell office:value-type="string">
                <text:p>error2.001infinit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N20:Sheet1.N29</svg:desc>
                </draw:g>
              </table:table-cell>
              <table:table-cell office:value-type="float" office:value="0.00345390916369">
                <text:p>0.00345390916369</text:p>
                <draw:g>
                  <svg:desc>Sheet1.A6:Sheet1.J6</svg:desc>
                </draw:g>
              </table:table-cell>
              <table:table-cell office:value-type="float" office:value="0.0017521479583">
                <text:p>0.0017521479583</text:p>
                <draw:g>
                  <svg:desc>Sheet1.L6:Sheet1.U6</svg:desc>
                </draw:g>
              </table:table-cell>
              <table:table-cell office:value-type="float" office:value="0.00173063176245">
                <text:p>0.00173063176245</text:p>
                <draw:g>
                  <svg:desc>Sheet1.W6:Sheet1.AF6</svg:desc>
                </draw:g>
              </table:table-cell>
              <table:table-cell office:value-type="float" office:value="0.000680774640437">
                <text:p>0.000680774640437</text:p>
                <draw:g>
                  <svg:desc>Sheet1.AH6:Sheet1.AQ6</svg:desc>
                </draw:g>
              </table:table-cell>
              <table:table-cell office:value-type="float" office:value="0.00039909071497">
                <text:p>0.00039909071497</text:p>
                <draw:g>
                  <svg:desc>Sheet1.AS6:Sheet1.BB6</svg:desc>
                </draw:g>
              </table:table-cell>
              <table:table-cell office:value-type="float" office:value="0.000398891622201">
                <text:p>0.000398891622201</text:p>
                <draw:g>
                  <svg:desc>Sheet1.BD6:Sheet1.BM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82934723251">
                <text:p>0.282934723251</text:p>
              </table:table-cell>
              <table:table-cell office:value-type="float" office:value="0.200242968262">
                <text:p>0.200242968262</text:p>
              </table:table-cell>
              <table:table-cell office:value-type="float" office:value="0.148319274731">
                <text:p>0.148319274731</text:p>
              </table:table-cell>
              <table:table-cell office:value-type="float" office:value="0.641584026875">
                <text:p>0.641584026875</text:p>
              </table:table-cell>
              <table:table-cell office:value-type="float" office:value="0.448111362493">
                <text:p>0.448111362493</text:p>
              </table:table-cell>
              <table:table-cell office:value-type="float" office:value="0.333627791927">
                <text:p>0.3336277919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4178534039">
                <text:p>0.464178534039</text:p>
              </table:table-cell>
              <table:table-cell office:value-type="float" office:value="0.355786956444">
                <text:p>0.355786956444</text:p>
              </table:table-cell>
              <table:table-cell office:value-type="float" office:value="0.24102353421">
                <text:p>0.24102353421</text:p>
              </table:table-cell>
              <table:table-cell office:value-type="float" office:value="1.04979556866">
                <text:p>1.04979556866</text:p>
              </table:table-cell>
              <table:table-cell office:value-type="float" office:value="0.809920798344">
                <text:p>0.809920798344</text:p>
              </table:table-cell>
              <table:table-cell office:value-type="float" office:value="0.547132877441">
                <text:p>0.5471328774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6191799424">
                <text:p>0.56191799424</text:p>
              </table:table-cell>
              <table:table-cell office:value-type="float" office:value="0.44871601433">
                <text:p>0.44871601433</text:p>
              </table:table-cell>
              <table:table-cell office:value-type="float" office:value="0.296098014633">
                <text:p>0.296098014633</text:p>
              </table:table-cell>
              <table:table-cell office:value-type="float" office:value="1.31624560094">
                <text:p>1.31624560094</text:p>
              </table:table-cell>
              <table:table-cell office:value-type="float" office:value="1.05559457878">
                <text:p>1.05559457878</text:p>
              </table:table-cell>
              <table:table-cell office:value-type="float" office:value="0.689179018603">
                <text:p>0.6891790186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1573382439">
                <text:p>0.611573382439</text:p>
              </table:table-cell>
              <table:table-cell office:value-type="float" office:value="0.494058637545">
                <text:p>0.494058637545</text:p>
              </table:table-cell>
              <table:table-cell office:value-type="float" office:value="0.312828480331">
                <text:p>0.312828480331</text:p>
              </table:table-cell>
              <table:table-cell office:value-type="float" office:value="1.49300653973">
                <text:p>1.49300653973</text:p>
              </table:table-cell>
              <table:table-cell office:value-type="float" office:value="1.22092059345">
                <text:p>1.22092059345</text:p>
              </table:table-cell>
              <table:table-cell office:value-type="float" office:value="0.787449167958">
                <text:p>0.7874491679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33396878761">
                <text:p>0.633396878761</text:p>
              </table:table-cell>
              <table:table-cell office:value-type="float" office:value="0.509192265073">
                <text:p>0.509192265073</text:p>
              </table:table-cell>
              <table:table-cell office:value-type="float" office:value="0.305927194658">
                <text:p>0.305927194658</text:p>
              </table:table-cell>
              <table:table-cell office:value-type="float" office:value="1.61382405317">
                <text:p>1.61382405317</text:p>
              </table:table-cell>
              <table:table-cell office:value-type="float" office:value="1.3343031529">
                <text:p>1.3343031529</text:p>
              </table:table-cell>
              <table:table-cell office:value-type="float" office:value="0.85674893468">
                <text:p>0.8567489346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31295074548">
                <text:p>0.631295074548</text:p>
              </table:table-cell>
              <table:table-cell office:value-type="float" office:value="0.490779945478">
                <text:p>0.490779945478</text:p>
              </table:table-cell>
              <table:table-cell office:value-type="float" office:value="0.295493715789">
                <text:p>0.295493715789</text:p>
              </table:table-cell>
              <table:table-cell office:value-type="float" office:value="1.69587698974">
                <text:p>1.69587698974</text:p>
              </table:table-cell>
              <table:table-cell office:value-type="float" office:value="1.41399791443">
                <text:p>1.41399791443</text:p>
              </table:table-cell>
              <table:table-cell office:value-type="float" office:value="0.906484006701">
                <text:p>0.90648400670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21100992649">
                <text:p>0.621100992649</text:p>
              </table:table-cell>
              <table:table-cell office:value-type="float" office:value="0.476186036484">
                <text:p>0.476186036484</text:p>
              </table:table-cell>
              <table:table-cell office:value-type="float" office:value="0.262409150975">
                <text:p>0.262409150975</text:p>
              </table:table-cell>
              <table:table-cell office:value-type="float" office:value="1.75979073595">
                <text:p>1.75979073595</text:p>
              </table:table-cell>
              <table:table-cell office:value-type="float" office:value="1.47142671447">
                <text:p>1.47142671447</text:p>
              </table:table-cell>
              <table:table-cell office:value-type="float" office:value="0.942859069585">
                <text:p>0.94285906958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01393464814">
                <text:p>0.601393464814</text:p>
              </table:table-cell>
              <table:table-cell office:value-type="float" office:value="0.44928031041">
                <text:p>0.44928031041</text:p>
              </table:table-cell>
              <table:table-cell office:value-type="float" office:value="0.241734991033">
                <text:p>0.241734991033</text:p>
              </table:table-cell>
              <table:table-cell office:value-type="float" office:value="1.80489582789">
                <text:p>1.80489582789</text:p>
              </table:table-cell>
              <table:table-cell office:value-type="float" office:value="1.51379575695">
                <text:p>1.51379575695</text:p>
              </table:table-cell>
              <table:table-cell office:value-type="float" office:value="0.969981653615">
                <text:p>0.9699816536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82664028766">
                <text:p>0.582664028766</text:p>
              </table:table-cell>
              <table:table-cell office:value-type="float" office:value="0.426856606979">
                <text:p>0.426856606979</text:p>
              </table:table-cell>
              <table:table-cell office:value-type="float" office:value="0.213789274404">
                <text:p>0.213789274404</text:p>
              </table:table-cell>
              <table:table-cell office:value-type="float" office:value="1.83890801481">
                <text:p>1.83890801481</text:p>
              </table:table-cell>
              <table:table-cell office:value-type="float" office:value="1.54573672878">
                <text:p>1.54573672878</text:p>
              </table:table-cell>
              <table:table-cell office:value-type="float" office:value="0.990587532223">
                <text:p>0.990587532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4.2$Linux_X86_64 LibreOffice_project/f82d347ccc0be322489bf7da61d7e4ad13fe2ff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